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108895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Heading_20_2">
      <style:text-properties officeooo:rsid="00108895" officeooo:paragraph-rsid="00108895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1Tries<text:tab/>2</text:p>
          <text:p text:style-name="P3">1.1Discontinue oracle<text:tab/>2</text:p>
          <text:p text:style-name="P3">1.2Download sources<text:tab/>2</text:p>
          <text:p text:style-name="P3">1.3Old fx hint by oracle<text:tab/>3</text:p>
          <text:p text:style-name="P3">1.4other sources ObenJDK build<text:tab/>4</text:p>
          <text:p text:style-name="P5">1.4.1gluon<text:tab/>4</text:p>
          <text:p text:style-name="P4">2Questions<text:tab/>5</text:p>
          <text:p text:style-name="P4">3Appendix<text:tab/>5</text:p>
          <text:p text:style-name="P3">3.1Commands<text:tab/>5</text:p>
          <text:p text:style-name="P5">3.1.1Show library dependencies<text:tab/>5</text:p>
          <text:p text:style-name="P3">3.2Links<text:tab/>5</text:p>
          <text:p text:style-name="P4">4Mail<text:tab/>6</text:p>
        </text:index-body>
      </text:table-of-content>
      <text:p text:style-name="Standard"/>
      <text:h text:style-name="P13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p text:style-name="Standard">Symptom :</text:p>
      <text:p text:style-name="code">ldd libjfxwebkit.so</text:p>
      <text:p text:style-name="code">not a dynamic executable</text:p>
      <text:p text:style-name="Text_20_body">cross check</text:p>
      <text:p text:style-name="code">ldd libawt.so</text:p>
      <text:p text:style-name="Text_20_body">gives a correct answer list</text:p>
      <text:p text:style-name="Text_20_body"/>
      <text:h text:style-name="Heading_20_2" text:outline-level="2"><text:soft-page-break/>Suxxess</text:h>
      <text:p text:style-name="Text_20_body">Start Raspbian</text:p>
      <text:p text:style-name="Text_20_body">Stop Gui with</text:p>
      <text:p text:style-name="code">init 3</text:p>
      <text:p text:style-name="Text_20_body">Copy old jre into separate dir</text:p>
      <text:p text:style-name="Text_20_body">add gluon files</text:p>
      <text:p text:style-name="Text_20_body">Start</text:p>
      <text:p text:style-name="code">rc/bin/java -jar Ensemble8.jar</text:p>
      <text:p text:style-name="Text_20_body">!!!!run with touch</text:p>
      <text:p text:style-name="Text_20_body"/>
      <text:h text:style-name="P11" text:outline-level="2">Try compile OpenJFX</text:h>
      <text:p text:style-name="P8"/>
      <text:h text:style-name="P12" text:outline-level="2">Old fx hint by oracle</text:h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Included packages</text:p>
      <text:p text:style-name="Standard">javafx.animation Animation</text:p>
      <text:p text:style-name="Standard">javafx.application Lifecycle</text:p>
      <text:p text:style-name="Standard">javafx.beans JavaFX beans</text:p>
      <text:p text:style-name="Standard">javafx.beans.binding JavaFX bean property binding</text:p>
      <text:p text:style-name="Standard">javafx.beans.property Read-only and read-write bean properties</text:p>
      <text:p text:style-name="Standard">javafx.beans.value Observable and writable values</text:p>
      <text:p text:style-name="Standard">javafx.collections JavaFX observable collections</text:p>
      <text:p text:style-name="Standard">javafx.concurrent Threading classes</text:p>
      <text:p text:style-name="Standard">javafx.css Styleable properties</text:p>
      <text:p text:style-name="Standard">javafx.event Event handling</text:p>
      <text:p text:style-name="Standard">javafx.geometry 2D and 3D</text:p>
      <text:p text:style-name="Standard">javafx.scene Scene graph core</text:p>
      <text:p text:style-name="Standard">javafx.scene.canvas Immediate mode rendering</text:p>
      <text:p text:style-name="Standard">javafx.scene.effect Visual effects</text:p>
      <text:p text:style-name="Standard">javafx.scene.image Loading and displaying images</text:p>
      <text:p text:style-name="Standard">javafx.scene.input Input events</text:p>
      <text:p text:style-name="Standard">javafx.scene.layout Scene layout</text:p>
      <text:p text:style-name="Standard">javafx.scene.paint Colors and gradients</text:p>
      <text:p text:style-name="Standard">javafx.scene.shape 2D and 3D shapes</text:p>
      <text:p text:style-name="Standard">javafx.scene.text Text rendering and metrics</text:p>
      <text:p text:style-name="Standard">javafx.scene.transform 2D and 3D transformations</text:p>
      <text:p text:style-name="Standard">javafx.stage Windowing</text:p>
      <text:p text:style-name="Standard">javafx.util Utilities</text:p>
      <text:p text:style-name="Standard">javafx.util.converter String converters</text:p>
      <text:p text:style-name="Standard"/>
      <text:p text:style-name="Standard">javafx.fxml FXML</text:p>
      <text:p text:style-name="Standard">javafx.scene.chart Charts</text:p>
      <text:p text:style-name="Standard">javafx.scene.control UI controls</text:p>
      <text:p text:style-name="Standard">javafx.scene.control.cell Cells for UI controls</text:p>
      <text:p text:style-name="Standard"/>
      <text:p text:style-name="Standard"/>
      <text:p text:style-name="Standard">JavaFX Packages not Available in Oracle Java SE Embedded</text:p>
      <text:p text:style-name="Standard"/>
      <text:p text:style-name="Standard">javafx.beans.property.adapter Integration with JavaBeans</text:p>
      <text:p text:style-name="Standard">javafx.embed.swing Integration with the Swing API</text:p>
      <text:p text:style-name="Standard">javafx.embed.swt Integration with the SWT API</text:p>
      <text:p text:style-name="Standard">javafx.print Printing</text:p>
      <text:p text:style-name="Standard">javafx.scene.media Media playback</text:p>
      <text:p text:style-name="Standard">javafx.scene.web Web content</text:p>
      <text:p text:style-name="Standard">netscape.javascript JavaScript integration</text:p>
      <text:p text:style-name="Standard"/>
      <text:p text:style-name="Standard">The Magic switch:</text:p>
      <text:p text:style-name="code">-Djavafx.platform=directfb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<text:soft-page-break/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/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13" text:outline-level="1">Questions</text:h>
      <text:p text:style-name="Text_20_body">What different Versions of ARM Linux exists ?</text:p>
      <text:p text:style-name="Text_20_body">Are there hybrid linuxes (Raspbian)?</text:p>
      <text:p text:style-name="Text_20_body">How to identify a linux (when in linux) ?</text:p>
      <text:p text:style-name="Text_20_body">How to identify binaries ? Exe and libs? Even when in windows; by hex dump</text:p>
      <text:h text:style-name="Heading_20_1" text:outline-level="1">Appendix</text:h>
      <text:h text:style-name="Heading_20_2" text:outline-level="2">Commands</text:h>
      <text:h text:style-name="Heading_20_3" text:outline-level="3">Show library dependencies</text:h>
      <text:p text:style-name="code">ldd</text:p>
      <text:p text:style-name="code">ldd -r</text:p>
      <text:p text:style-name="code">ldd -f</text:p>
      <text:p text:style-name="code">readelf -d</text:p>
      <text:p text:style-name="code">elfdump</text:p>
      <text:p text:style-name="Text_20_body">needs</text:p>
      <text:p text:style-name="code">pacman -S binutils</text:p>
      <text:p text:style-name="Text_20_body"/>
      <text:p text:style-name="Text_20_body">ldd sagt nix; readelf -d sagt nicht ob richtig ist</text:p>
      <text:p text:style-name="Text_20_body"/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>nich der richtige</text:p>
      <text:p text:style-name="Standard"><text:a xlink:type="simple" xlink:href="https://docs.oracle.com/javase/8/embedded/develop-apps-platforms/javafx.htm" text:style-name="Internet_20_link" text:visited-style-name="Visited_20_Internet_20_Link">https://docs.oracle.com/javase/8/embedded/develop-apps-platforms/javafx.htm</text:a> </text:p>
      <text:p text:style-name="Standard"/>
      <text:p text:style-name="Standard">thats it</text:p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gluon install hint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p text:style-name="Standard"/>
      <text:p text:style-name="Standard">Cross build javaFX on iMX6</text:p>
      <text:p text:style-name="Standard"><text:a xlink:type="simple" xlink:href="http://mail.openjdk.java.net/pipermail/openjfx-dev/2015-July/017620.html" text:style-name="Internet_20_link" text:visited-style-name="Visited_20_Internet_20_Link">http://mail.openjdk.java.net/pipermail/openjfx-dev/2015-July/017620.html</text:a> </text:p>
      <text:p text:style-name="Standard"/>
      <text:p text:style-name="Standard"/>
      <text:p text:style-name="Standard">Hints on using fx add on</text:p>
      <text:p text:style-name="Standard"><text:a xlink:type="simple" xlink:href="http://docs.gluonhq.com/javafxports/" text:style-name="Internet_20_link" text:visited-style-name="Visited_20_Internet_20_Link">http://docs.gluonhq.com/javafxports/</text:a> </text:p>
      <text:h text:style-name="P13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5932213132920938263" text:style-name="L1">
        <text:list-item>
          <text:p text:style-name="P9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9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6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/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<text:soft-page-break/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2"/>
      <text:p text:style-name="Horizontal_20_Line"/>
      <text:list xml:id="list1346659500429167699" text:style-name="L2">
        <text:list-item>
          <text:p text:style-name="P10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10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7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family="'Lucida Sans Unicode'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 fo:font-family="'Times New Roman'" style:font-style-name="Standard" style:font-family-generic="roman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0000056" text:fixed="true">16. Apr 2016</text:date> <text:time style:data-style-name="N40" text:time-value="2016-05-07T12:13:49.050593962">12:13</text:time></text:p>
      </style:header>
      <style:footer>
        <text:p text:style-name="Footer"><text:tab/>Page <text:page-number text:select-page="current">8</text:page-number> 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09:25:49.17</meta:creation-date>
    <dc:date>2016-05-07T12:13:48.656862309</dc:date>
    <meta:editing-duration>PT7H14S</meta:editing-duration>
    <meta:editing-cycles>40</meta:editing-cycles>
    <meta:generator>LibreOffice/5.0.5.1$Linux_x86 LibreOffice_project/00m0$Build-1</meta:generator>
    <dc:creator>Knoppix User</dc:creator>
    <meta:document-statistic meta:table-count="0" meta:image-count="0" meta:object-count="0" meta:page-count="8" meta:paragraph-count="205" meta:word-count="1028" meta:character-count="7940" meta:non-whitespace-character-count="7069"/>
  </office:meta>
</office:document-meta>
</file>